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2DFA9746EA44BA86355.jpg" manifest:media-type="image/jpeg"/>
  <manifest:file-entry manifest:full-path="Pictures/10000201000002D4000002317362827039DC88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1e6a39" draw:marker-start-width="0.518cm" draw:marker-end="Arrow" draw:marker-end-width="0.618cm" draw:fill="solid" draw:textarea-vertical-align="middle" fo:padding-top="0.231cm" fo:padding-bottom="0.231cm" fo:padding-left="0.356cm" fo:padding-right="0.3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loext:graphic-properties draw:fill="solid"/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43cm" svg:height="4.063cm" svg:x="2.057cm" svg:y="3.037cm">
          <draw:image xlink:href="Pictures/10000201000002D4000002317362827039DC88B0.png" xlink:type="simple" xlink:show="embed" xlink:actuate="onLoad" loext:mime-type="image/png">
            <text:p/>
          </draw:image>
        </draw:frame>
        <draw:frame draw:style-name="gr1" draw:text-style-name="P1" draw:layer="layout" svg:width="4.91cm" svg:height="4.7cm" svg:x="15.89cm" svg:y="2.7cm">
          <draw:image xlink:href="Pictures/1000000000000300000002DFA9746EA44BA86355.jpg" xlink:type="simple" xlink:show="embed" xlink:actuate="onLoad" loext:mime-type="image/jpeg">
            <text:p/>
          </draw:image>
        </draw:frame>
        <draw:line draw:style-name="gr2" draw:text-style-name="P3" draw:layer="layout" svg:x1="8.9cm" svg:y1="5.1cm" svg:x2="14.3cm" svg:y2="5.1cm">
          <text:p text:style-name="P2"><text:span text:style-name="T1">X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9:48:53.027681657</meta:creation-date>
    <dc:date>2020-09-22T19:59:46.203851179</dc:date>
    <meta:editing-duration>PT42S</meta:editing-duration>
    <meta:editing-cycles>1</meta:editing-cycles>
    <meta:document-statistic meta:object-count="3"/>
    <meta:generator>LibreOffice/6.4.5.2$Linux_X86_64 LibreOffice_project/40$Build-2</meta:generator>
  </office:meta>
</office:document-meta>
</file>